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D8000001069FF3AC38A146EC30.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1A20000015386F7C05CCB4E3FB3.png" manifest:media-type="image/png"/>
  <manifest:file-entry manifest:full-path="Pictures/10000000000001BE0000007744E2623D344EE14C.png" manifest:media-type="image/png"/>
  <manifest:file-entry manifest:full-path="Pictures/10000000000004D80000010170E1984869B0DEF4.png" manifest:media-type="image/png"/>
  <manifest:file-entry manifest:full-path="Pictures/10000000000004DE0000010332C3E9CF41DE282E.png" manifest:media-type="image/png"/>
  <manifest:file-entry manifest:full-path="Pictures/10000000000004D8000001050B8AF640E561F532.png" manifest:media-type="image/png"/>
  <manifest:file-entry manifest:full-path="Pictures/10000000000001C10000007DB6A20CC4382C90E9.png" manifest:media-type="image/png"/>
  <manifest:file-entry manifest:full-path="Pictures/10000000000003410000008B2D39F4A7B9175355.png" manifest:media-type="image/png"/>
  <manifest:file-entry manifest:full-path="Pictures/1000000000000305000000890E6FA59ABFE7D895.png" manifest:media-type="image/png"/>
  <manifest:file-entry manifest:full-path="Pictures/10000000000001C60000007D8B4FC8313EB902C1.png" manifest:media-type="image/png"/>
  <manifest:file-entry manifest:full-path="Pictures/1000000000000246000000C3B345AF306FA7247E.png" manifest:media-type="image/png"/>
  <manifest:file-entry manifest:full-path="Pictures/10000000000004E0000001089D8278D8C595F991.png" manifest:media-type="image/png"/>
  <manifest:file-entry manifest:full-path="Pictures/10000000000004DC00000105B840F669C9AA2E09.png" manifest:media-type="image/png"/>
  <manifest:file-entry manifest:full-path="Pictures/100000000000019A000001657278CF3A2F9D8ED9.png" manifest:media-type="image/png"/>
  <manifest:file-entry manifest:full-path="Pictures/100000000000021B000001A55EA8E6B9219DB757.png" manifest:media-type="image/png"/>
  <manifest:file-entry manifest:full-path="Pictures/10000000000003C60000013D6614440D47EFB93C.png" manifest:media-type="image/png"/>
  <manifest:file-entry manifest:full-path="Pictures/10000000000001FA0000010379A6115D812F1EB2.png" manifest:media-type="image/png"/>
  <manifest:file-entry manifest:full-path="Pictures/10000000000002B000000154A04D211A424E1DD6.png" manifest:media-type="image/png"/>
  <manifest:file-entry manifest:full-path="Pictures/10000000000004D6000001077534DA5EAE680BB1.png" manifest:media-type="image/png"/>
  <manifest:file-entry manifest:full-path="Pictures/10000000000002B0000001195FC53691818FDD2E.png" manifest:media-type="image/png"/>
  <manifest:file-entry manifest:full-path="Pictures/10000000000003F400000054CFF8AA11A041E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4"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4"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text-properties officeooo:rsid="003793f8" officeooo:paragraph-rsid="003793f8"/>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itle">
      <style:text-properties officeooo:rsid="000e3d3f" officeooo:paragraph-rsid="000e3d3f"/>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79"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0"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1"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2"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3"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6"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89"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0" style:family="paragraph" style:parent-style-name="Text_20_body">
      <style:paragraph-properties fo:break-before="page"/>
      <style:text-properties officeooo:rsid="0050625d" officeooo:paragraph-rsid="0050625d"/>
    </style:style>
    <style:style style:name="P91" style:family="paragraph" style:parent-style-name="Text_20_body" style:list-style-name="L1">
      <style:text-properties officeooo:rsid="000e3d3f" officeooo:paragraph-rsid="000e3d3f"/>
    </style:style>
    <style:style style:name="P92" style:family="paragraph" style:parent-style-name="Text_20_body" style:list-style-name="L2">
      <style:text-properties officeooo:rsid="00101ce7" officeooo:paragraph-rsid="00105c96"/>
    </style:style>
    <style:style style:name="P93" style:family="paragraph" style:parent-style-name="Text_20_body" style:list-style-name="L2">
      <style:text-properties officeooo:rsid="00101ce7" officeooo:paragraph-rsid="0014961a"/>
    </style:style>
    <style:style style:name="P94" style:family="paragraph" style:parent-style-name="Text_20_body" style:list-style-name="L2">
      <style:text-properties officeooo:rsid="003f4b33" officeooo:paragraph-rsid="003f4b33"/>
    </style:style>
    <style:style style:name="P95" style:family="paragraph" style:parent-style-name="Text_20_body" style:list-style-name="L3">
      <style:text-properties fo:font-style="normal" officeooo:rsid="00114d0c" officeooo:paragraph-rsid="00114d0c" style:font-style-asian="normal" style:font-style-complex="normal"/>
    </style:style>
    <style:style style:name="P96" style:family="paragraph" style:parent-style-name="Text_20_body" style:list-style-name="L5">
      <style:text-properties fo:font-style="normal" officeooo:rsid="0013a407" officeooo:paragraph-rsid="0013a407" style:font-style-asian="normal" style:font-style-complex="normal"/>
    </style:style>
    <style:style style:name="P97" style:family="paragraph" style:parent-style-name="Text_20_body" style:list-style-name="L5">
      <style:text-properties fo:font-style="normal" officeooo:rsid="0015ba89" officeooo:paragraph-rsid="0015ba89" style:font-style-asian="normal" style:font-style-complex="normal"/>
    </style:style>
    <style:style style:name="P98" style:family="paragraph" style:parent-style-name="Text_20_body" style:list-style-name="L7">
      <style:text-properties fo:font-style="normal" officeooo:rsid="001942c7" officeooo:paragraph-rsid="001942c7" style:font-style-asian="normal" style:font-style-complex="normal"/>
    </style:style>
    <style:style style:name="P99" style:family="paragraph" style:parent-style-name="Text_20_body" style:list-style-name="L10">
      <style:text-properties fo:font-style="normal" officeooo:rsid="002c4b1d" officeooo:paragraph-rsid="002c4b1d" style:font-style-asian="normal" style:font-style-complex="normal"/>
    </style:style>
    <style:style style:name="P100" style:family="paragraph" style:parent-style-name="Text_20_body" style:list-style-name="L10">
      <style:text-properties fo:font-style="normal" officeooo:rsid="002c760f" officeooo:paragraph-rsid="002c760f" style:font-style-asian="normal" style:font-style-complex="normal"/>
    </style:style>
    <style:style style:name="P101" style:family="paragraph" style:parent-style-name="Text_20_body" style:list-style-name="L16">
      <style:text-properties fo:font-style="normal" officeooo:rsid="0034317f" officeooo:paragraph-rsid="0034317f" style:font-style-asian="normal" style:font-style-complex="normal"/>
    </style:style>
    <style:style style:name="P102" style:family="paragraph" style:parent-style-name="Text_20_body" style:list-style-name="L4">
      <style:text-properties officeooo:rsid="00114d0c" officeooo:paragraph-rsid="00114d0c"/>
    </style:style>
    <style:style style:name="P103" style:family="paragraph" style:parent-style-name="Text_20_body" style:list-style-name="L4">
      <style:text-properties officeooo:rsid="00129cef" officeooo:paragraph-rsid="00467b0e"/>
    </style:style>
    <style:style style:name="P104" style:family="paragraph" style:parent-style-name="Text_20_body" style:list-style-name="L6">
      <style:text-properties officeooo:rsid="0018184d" officeooo:paragraph-rsid="0018184d"/>
    </style:style>
    <style:style style:name="P105" style:family="paragraph" style:parent-style-name="Text_20_body" style:list-style-name="L7">
      <style:text-properties officeooo:rsid="001942c7" officeooo:paragraph-rsid="001942c7"/>
    </style:style>
    <style:style style:name="P106" style:family="paragraph" style:parent-style-name="Text_20_body" style:list-style-name="L8">
      <style:text-properties officeooo:rsid="0021615e" officeooo:paragraph-rsid="0021615e"/>
    </style:style>
    <style:style style:name="P107" style:family="paragraph" style:parent-style-name="Text_20_body" style:list-style-name="L9">
      <style:text-properties officeooo:rsid="002391b4" officeooo:paragraph-rsid="002391b4"/>
    </style:style>
    <style:style style:name="P108" style:family="paragraph" style:parent-style-name="Text_20_body" style:list-style-name="L9">
      <style:text-properties officeooo:rsid="00253662" officeooo:paragraph-rsid="00253662"/>
    </style:style>
    <style:style style:name="P109" style:family="paragraph" style:parent-style-name="Text_20_body" style:list-style-name="L11">
      <style:text-properties officeooo:rsid="00447d62" officeooo:paragraph-rsid="004d61f7"/>
    </style:style>
    <style:style style:name="P110" style:family="paragraph" style:parent-style-name="Text_20_body" style:list-style-name="L12">
      <style:text-properties officeooo:rsid="005061c3" officeooo:paragraph-rsid="005061c3"/>
    </style:style>
    <style:style style:name="P111" style:family="paragraph" style:parent-style-name="Text_20_body" style:list-style-name="L12">
      <style:text-properties officeooo:rsid="0050625d" officeooo:paragraph-rsid="0050625d"/>
    </style:style>
    <style:style style:name="P112" style:family="paragraph" style:parent-style-name="Text_20_body" style:list-style-name="L13">
      <style:text-properties officeooo:rsid="0050625d" officeooo:paragraph-rsid="0050625d"/>
    </style:style>
    <style:style style:name="P113" style:family="paragraph" style:parent-style-name="Text_20_body" style:list-style-name="L14">
      <style:text-properties officeooo:rsid="0050625d" officeooo:paragraph-rsid="0050625d"/>
    </style:style>
    <style:style style:name="P114" style:family="paragraph" style:parent-style-name="Text_20_body" style:list-style-name="L15">
      <style:text-properties officeooo:rsid="0031436e" officeooo:paragraph-rsid="0031436e"/>
    </style:style>
    <style:style style:name="P115" style:family="paragraph" style:parent-style-name="Text_20_body" style:list-style-name="L15">
      <style:text-properties officeooo:rsid="0031436e" officeooo:paragraph-rsid="00314a3e"/>
    </style:style>
    <style:style style:name="P116" style:family="paragraph" style:parent-style-name="Text_20_body" style:list-style-name="L15">
      <style:text-properties officeooo:rsid="00314a3e" officeooo:paragraph-rsid="00314a3e"/>
    </style:style>
    <style:style style:name="P117" style:family="paragraph" style:parent-style-name="Text_20_body" style:list-style-name="L16">
      <style:text-properties officeooo:rsid="0034317f" officeooo:paragraph-rsid="0034317f"/>
    </style:style>
    <style:style style:name="P118" style:family="paragraph" style:parent-style-name="Text_20_body" style:list-style-name="L17">
      <style:paragraph-properties fo:text-align="start" style:justify-single-word="false"/>
      <style:text-properties style:text-position="0% 100%" officeooo:rsid="0035e339" officeooo:paragraph-rsid="0035e339"/>
    </style:style>
    <style:style style:name="P119" style:family="paragraph" style:parent-style-name="Text_20_body" style:list-style-name="L17">
      <style:paragraph-properties fo:text-align="start" style:justify-single-word="false"/>
      <style:text-properties officeooo:rsid="0035e339" officeooo:paragraph-rsid="0035e339"/>
    </style:style>
    <style:style style:name="P120" style:family="paragraph" style:parent-style-name="Text_20_body" style:list-style-name="L18">
      <style:paragraph-properties fo:text-align="start" style:justify-single-word="false"/>
      <style:text-properties officeooo:rsid="003793f8" officeooo:paragraph-rsid="003793f8"/>
    </style:style>
    <style:style style:name="P121"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a3be7"/>
    </style:style>
    <style:style style:name="P122"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b70da"/>
    </style:style>
    <style:style style:name="P123" style:family="paragraph" style:parent-style-name="Text_20_body" style:list-style-name="L20">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4"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5" style:family="paragraph" style:parent-style-name="Heading_20_1">
      <style:text-properties officeooo:rsid="000e3d3f" officeooo:paragraph-rsid="000e3d3f"/>
    </style:style>
    <style:style style:name="P126" style:family="paragraph" style:parent-style-name="Heading_20_1" style:list-style-name="">
      <style:text-properties officeooo:rsid="00108423" officeooo:paragraph-rsid="00108423"/>
    </style:style>
    <style:style style:name="P127" style:family="paragraph" style:parent-style-name="Heading_20_1">
      <style:paragraph-properties fo:break-before="page"/>
      <style:text-properties officeooo:rsid="00108423" officeooo:paragraph-rsid="00108423"/>
    </style:style>
    <style:style style:name="P128" style:family="paragraph" style:parent-style-name="Heading_20_1">
      <style:paragraph-properties fo:break-before="page"/>
      <style:text-properties officeooo:rsid="0013a407" officeooo:paragraph-rsid="0013a407"/>
    </style:style>
    <style:style style:name="P129" style:family="paragraph" style:parent-style-name="Heading_20_1">
      <style:paragraph-properties fo:break-before="page"/>
      <style:text-properties officeooo:rsid="0015ba89" officeooo:paragraph-rsid="0015ba89"/>
    </style:style>
    <style:style style:name="P130" style:family="paragraph" style:parent-style-name="Heading_20_1">
      <style:paragraph-properties fo:break-before="page"/>
      <style:text-properties officeooo:rsid="0015edea" officeooo:paragraph-rsid="0015edea"/>
    </style:style>
    <style:style style:name="P131" style:family="paragraph" style:parent-style-name="Heading_20_1">
      <style:paragraph-properties fo:break-before="page"/>
      <style:text-properties officeooo:rsid="002c760f" officeooo:paragraph-rsid="002c760f"/>
    </style:style>
    <style:style style:name="P132" style:family="paragraph" style:parent-style-name="Heading_20_1">
      <style:paragraph-properties fo:break-before="page"/>
      <style:text-properties officeooo:rsid="004fa414" officeooo:paragraph-rsid="004fa414"/>
    </style:style>
    <style:style style:name="P133" style:family="paragraph" style:parent-style-name="Heading_20_1">
      <style:paragraph-properties fo:break-before="page"/>
      <style:text-properties officeooo:rsid="0031436e" officeooo:paragraph-rsid="0031436e"/>
    </style:style>
    <style:style style:name="P134" style:family="paragraph" style:parent-style-name="Heading_20_1">
      <style:paragraph-properties fo:break-before="page"/>
      <style:text-properties officeooo:rsid="004c85b0" officeooo:paragraph-rsid="004c85b0"/>
    </style:style>
    <style:style style:name="P135" style:family="paragraph" style:parent-style-name="Heading_20_2">
      <style:text-properties officeooo:rsid="00114d0c" officeooo:paragraph-rsid="00114d0c"/>
    </style:style>
    <style:style style:name="P136" style:family="paragraph" style:parent-style-name="Heading_20_2">
      <style:text-properties officeooo:rsid="00170b4c" officeooo:paragraph-rsid="00170b4c"/>
    </style:style>
    <style:style style:name="P137" style:family="paragraph" style:parent-style-name="Heading_20_2">
      <style:text-properties officeooo:rsid="004fa414" officeooo:paragraph-rsid="004fa414"/>
    </style:style>
    <style:style style:name="P138" style:family="paragraph" style:parent-style-name="Heading_20_2">
      <style:text-properties officeooo:rsid="005061c3" officeooo:paragraph-rsid="005061c3"/>
    </style:style>
    <style:style style:name="P139" style:family="paragraph" style:parent-style-name="Heading_20_2">
      <style:text-properties officeooo:rsid="0031eb82" officeooo:paragraph-rsid="0031eb82"/>
    </style:style>
    <style:style style:name="P140" style:family="paragraph" style:parent-style-name="Heading_20_2">
      <style:text-properties officeooo:rsid="0032f369" officeooo:paragraph-rsid="0032f369"/>
    </style:style>
    <style:style style:name="P141" style:family="paragraph" style:parent-style-name="Heading_20_2">
      <style:paragraph-properties fo:break-before="page"/>
      <style:text-properties officeooo:rsid="0021615e" officeooo:paragraph-rsid="0021615e"/>
    </style:style>
    <style:style style:name="P142"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officeooo:rsid="0015ba89"/>
    </style:style>
    <style:style style:name="T23" style:family="text">
      <style:text-properties officeooo:rsid="0015edea"/>
    </style:style>
    <style:style style:name="T24" style:family="text">
      <style:text-properties style:font-name="Liberation Sans"/>
    </style:style>
    <style:style style:name="T25" style:family="text">
      <style:text-properties officeooo:rsid="0018184d"/>
    </style:style>
    <style:style style:name="T26" style:family="text">
      <style:text-properties officeooo:rsid="0021615e"/>
    </style:style>
    <style:style style:name="T27" style:family="text">
      <style:text-properties officeooo:rsid="0021932f"/>
    </style:style>
    <style:style style:name="T28" style:family="text">
      <style:text-properties officeooo:rsid="00222dcb"/>
    </style:style>
    <style:style style:name="T29" style:family="text">
      <style:text-properties officeooo:rsid="002296e4"/>
    </style:style>
    <style:style style:name="T30" style:family="text">
      <style:text-properties officeooo:rsid="002391b4"/>
    </style:style>
    <style:style style:name="T31" style:family="text">
      <style:text-properties style:text-position="super 58%"/>
    </style:style>
    <style:style style:name="T32" style:family="text">
      <style:text-properties style:text-position="super 58%" style:font-size-asian="10.5pt" style:font-weight-asian="normal"/>
    </style:style>
    <style:style style:name="T33" style:family="text">
      <style:text-properties style:text-position="0% 100%"/>
    </style:style>
    <style:style style:name="T34" style:family="text">
      <style:text-properties style:text-position="0% 100%" style:font-size-asian="10.5pt" style:font-weight-asian="normal"/>
    </style:style>
    <style:style style:name="T35" style:family="text">
      <style:text-properties style:text-position="0% 100%" fo:font-style="italic" style:font-style-asian="italic" style:font-style-complex="italic"/>
    </style:style>
    <style:style style:name="T36" style:family="text">
      <style:text-properties style:text-position="0% 100%" officeooo:rsid="003f4b33"/>
    </style:style>
    <style:style style:name="T37" style:family="text">
      <style:text-properties officeooo:rsid="002822b0"/>
    </style:style>
    <style:style style:name="T38" style:family="text">
      <style:text-properties officeooo:rsid="002929cc"/>
    </style:style>
    <style:style style:name="T39" style:family="text">
      <style:text-properties officeooo:rsid="0029e3e2"/>
    </style:style>
    <style:style style:name="T40" style:family="text">
      <style:text-properties officeooo:rsid="0029fa44"/>
    </style:style>
    <style:style style:name="T41" style:family="text">
      <style:text-properties officeooo:rsid="002c4b1d"/>
    </style:style>
    <style:style style:name="T42" style:family="text">
      <style:text-properties officeooo:rsid="002c8dae"/>
    </style:style>
    <style:style style:name="T43" style:family="text">
      <style:text-properties officeooo:rsid="002e4132"/>
    </style:style>
    <style:style style:name="T44" style:family="text">
      <style:text-properties officeooo:rsid="003024a6"/>
    </style:style>
    <style:style style:name="T45" style:family="text">
      <style:text-properties officeooo:rsid="0031eb82"/>
    </style:style>
    <style:style style:name="T46" style:family="text">
      <style:text-properties officeooo:rsid="003873db"/>
    </style:style>
    <style:style style:name="T47" style:family="text">
      <style:text-properties officeooo:rsid="003b70da"/>
    </style:style>
    <style:style style:name="T48" style:family="text">
      <style:text-properties fo:font-weight="bold" style:font-weight-asian="bold" style:font-weight-complex="bold"/>
    </style:style>
    <style:style style:name="T49" style:family="text">
      <style:text-properties fo:font-weight="bold" officeooo:rsid="003b70da" style:font-weight-asian="bold" style:font-weight-complex="bold"/>
    </style:style>
    <style:style style:name="T50" style:family="text">
      <style:text-properties fo:font-weight="normal" officeooo:rsid="003b70da" style:font-weight-asian="normal" style:font-weight-complex="normal"/>
    </style:style>
    <style:style style:name="T51" style:family="text">
      <style:text-properties officeooo:rsid="003c37e5"/>
    </style:style>
    <style:style style:name="T52" style:family="text">
      <style:text-properties officeooo:rsid="003c8933"/>
    </style:style>
    <style:style style:name="T53" style:family="text">
      <style:text-properties officeooo:rsid="003e5833"/>
    </style:style>
    <style:style style:name="T54" style:family="text">
      <style:text-properties officeooo:rsid="003f4b33"/>
    </style:style>
    <style:style style:name="T55" style:family="text">
      <style:text-properties officeooo:rsid="004144e9"/>
    </style:style>
    <style:style style:name="T56" style:family="text">
      <style:text-properties officeooo:rsid="004281db"/>
    </style:style>
    <style:style style:name="T57" style:family="text">
      <style:text-properties officeooo:rsid="0044a07a"/>
    </style:style>
    <style:style style:name="T58" style:family="text">
      <style:text-properties officeooo:rsid="0046296a"/>
    </style:style>
    <style:style style:name="T59" style:family="text">
      <style:text-properties officeooo:rsid="0048ac16"/>
    </style:style>
    <style:style style:name="T60" style:family="text">
      <style:text-properties officeooo:rsid="004d61f7"/>
    </style:style>
    <style:style style:name="T61" style:family="text">
      <style:text-properties officeooo:rsid="004fa414"/>
    </style:style>
    <style:style style:name="T62" style:family="text">
      <style:text-properties officeooo:rsid="005061c3"/>
    </style:style>
    <style:style style:name="T63" style:family="text">
      <style:text-properties officeooo:rsid="0053d2f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38">ReserveFund</text:span>Budget User Guide</text:p>
      <text:h text:style-name="P125"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8">changing</text:span> <text:span text:style-name="T28">dramatically</text:span> from year to year. In particular, BC's may need to issue special levies which are frequently unpopular with owners.</text:p>
      <text:p text:style-name="P1">The Sectional Title Schemes Management <text:span text:style-name="T38">Regulations</text:span> require that the trustees of a BC prepare:</text:p>
      <text:list xml:id="list5755110565358564113" text:style-name="L1">
        <text:list-item>
          <text:p text:style-name="P91">An administrative budget to cover day-to-day expenses (such as <text:span text:style-name="T1">gardening, </text:span>managing agent fees, electricity and regular repairs and maintenance <text:span text:style-name="T42">like fixing minor plumbing problems or replacing light bulbs</text:span>) <text:span text:style-name="T1">for the following financial year</text:span></text:p>
        </text:list-item>
        <text:list-item>
          <text:p text:style-name="P91">A ma<text:span text:style-name="T38">intenance</text:span> plan and <text:span text:style-name="T58">reserve fund </text:span>budget that identifies large maintenance work that needs to be undertaken over the next ten years that shows how these large-scale works will be funded <text:span text:style-name="T38">from a reserve fund</text:span>.</text:p>
        </text:list-item>
      </text:list>
      <text:p text:style-name="P2"><text:span text:style-name="T38">T</text:span>he STSM<text:span text:style-name="T38">R</text:span> <text:span text:style-name="T38">specifies that the</text:span> reserve fund <text:span text:style-name="T38">must be maintained separately from the administrative fund</text:span> and <text:span text:style-name="T38">stipulates </text:span>amounts <text:span text:style-name="T38">that </text:span>must be contributed to the reserve fund each year. <text:span text:style-name="T38">The minimum amounts that must be put into the reserve fund annually are significant</text:span>. <text:s/>The following t<text:span text:style-name="T54">hree</text:span> slightly messy requirements apply (if, on a first reading, you don't understand them, don't worry):</text:p>
      <text:list xml:id="list5390687883418999905" text:style-name="L2">
        <text:list-item>
          <text:p text:style-name="P92">If the amount in the reserve fund is insufficient to cover a full year's administrative costs but more than one quarter of the amount spent on administration, then the BC must ensure that an amount <text:span text:style-name="T56">greater than or </text:span>equal to the Repairs &amp; Maintenance line item on the administrative budget must be contributed to the reserve fund.</text:p>
        </text:list-item>
        <text:list-item>
          <text:p text:style-name="P93">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94">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6">an </text:span>educated guess as to whether the reserve fund will be sufficiently well funded at some distant time <text:span text:style-name="T56">is</text:span> not realistic. Happily, spreadsheets are a great tool for budgeting and checking compliance with, e.g., <text:span text:style-name="T54">the minimum amount to be contributed to the reserve fund in a year</text:span>.</text:p>
      <text:p text:style-name="P3"/>
      <text:h text:style-name="P126" text:outline-level="1"/>
      <text:h text:style-name="P127"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4870525116310557722" text:style-name="L3">
        <text:list-item>
          <text:p text:style-name="P95">Identify items that need to be maintained over a ten year period (such as <text:span text:style-name="T29">paint jobs</text:span>, replacing electric fencing, re<text:span text:style-name="T42">surfacing the pool</text:span>, <text:span text:style-name="T29">etc.</text:span>)</text:p>
        </text:list-item>
        <text:list-item>
          <text:p text:style-name="P95">Determine what the impact of these big-ticket items is on the budget and how to prepare budgets that do not see <text:span text:style-name="T29">significant</text:span> fluctuations in levies from year to year.</text:p>
        </text:list-item>
      </text:list>
      <text:p text:style-name="P8">This user guide describes how to use the spreadsheet.</text:p>
      <text:h text:style-name="P135" text:outline-level="2">Real world budgeting</text:h>
      <text:p text:style-name="P4">It's important to be realistic; ten years is a long time period. A spreadsheet is not going to be precisely accurate <text:span text:style-name="T54">even </text:span>over one year and the inaccuracies get <text:span text:style-name="T38">worse</text:span> over longer time periods. Some of the problems <text:span text:style-name="T38">with long range budgeting are</text:span>:</text:p>
      <text:list xml:id="list9207502619911953903" text:style-name="L4">
        <text:list-item>
          <text:p text:style-name="P102">Inflation can vary and the spread between the interest earned on the reserve fund can be significantly different from year to year over ten years</text:p>
        </text:list-item>
        <text:list-item>
          <text:p text:style-name="P102">Assumptions about when maintenance work is needed can be wrong; a paint job that was expected to last seven years may be looking shoddy after six</text:p>
        </text:list-item>
        <text:list-item>
          <text:p text:style-name="P103">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9">being</text:span> 100% accurate.</text:p>
      <text:p text:style-name="P8"/>
      <text:h text:style-name="P128" text:outline-level="1">The Structure of the Spreadsheet</text:h>
      <text:p text:style-name="P6">The spreadsheet consists of <text:span text:style-name="T22">six</text:span> <text:span text:style-name="T3">worksheets:</text:span></text:p>
      <text:list xml:id="list1806038731592308713" text:style-name="L5">
        <text:list-item>
          <text:p text:style-name="P96">An “About” worksheet that includes a copyright notice and a disclaimer</text:p>
        </text:list-item>
        <text:list-item>
          <text:p text:style-name="P96">A “Current Financials” worksheet that captures details from the previous year's (hopefully audited) financial statements and important details from the administrative budget</text:p>
        </text:list-item>
        <text:list-item>
          <text:p text:style-name="P96">A worksheet that captures items that need to be maintained over the next ten years (e.g. painting<text:span text:style-name="T29">)</text:span> or <text:span text:style-name="T54">large</text:span> <text:span text:style-name="T54">value </text:span>capital <text:span text:style-name="T29">purchases</text:span> (e.g. <text:span text:style-name="T42">a new irrigation system</text:span>)</text:p>
        </text:list-item>
        <text:list-item>
          <text:p text:style-name="P97">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6">A “Planning and Projections” worksheet to determine year on year changes over the ten year period to help ensure that the reserves of the BC are sufficient to cover the expenses for each year and to ensure that the amount in the reserve fund is <text:span text:style-name="T42">always </text:span>compliant with the STSMR.</text:p>
        </text:list-item>
        <text:list-item>
          <text:p text:style-name="P96">A “Summary” sheet that describes the impact of the ten year plan <text:span text:style-name="T42">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1">2 </text:span>of this user guide. <text:span text:style-name="T54"><text:s/>Appendix 2 is only relevant </text:span>if you want to see precisely how this spreadsheet calculates values.</text:p>
      <text:h text:style-name="P129" text:outline-level="1">Disclaimers <text:span text:style-name="T23">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7">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7">of the STSMR </text:span>and <text:span text:style-name="T57">Section </text:span>22 <text:span text:style-name="T57">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8">and spreadsheet.</text:span></text:p>
      <text:p text:style-name="P25">This spreadsheet is software and software <text:span text:style-name="T42">inevitably </text:span>has bugs. Note that the GNU Public License under which this software is made freely available includes this disclaimer:</text:p>
      <text:p text:style-name="P25"><text:s text:c="4"/><text:span text:style-name="T24">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0"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R requires that a Body Corporate approve both an Administrative <text:span text:style-name="T62">b</text:span>udget and a Reserve Fund <text:span text:style-name="T62">b</text:span>udget. The Administrative <text:span text:style-name="T62">b</text:span>udget must be prepared before the Reserve Fund <text:span text:style-name="T62">b</text:span>udget since the Reserve Fund <text:span text:style-name="T62">n</text:span>udget relies on values contained in the Administrative <text:span text:style-name="T62">b</text:span>udget. Appendix 1 gives an example of preparing an Administrative <text:span text:style-name="T62">b</text:span>udget. You can read Appendix 1 first if you want to see what is typically included in that budget.</text:p>
      <text:h text:style-name="P136" text:outline-level="2">Example 1: <text:span text:style-name="T26">The Acme Body Corporate</text:span></text:h>
      <text:p text:style-name="P30"><text:span text:style-name="T42">The </text:span>ABC have prepared their 2017/2018 <text:span text:style-name="T62">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7"/>
            </table:table-cell>
            <table:table-cell table:style-name="ABCAdministrativeBudget.A1" office:value-type="float" office:value="0">
              <text:p text:style-name="P78">Amount</text:p>
            </table:table-cell>
          </table:table-row>
        </table:table-header-rows>
        <table:table-row>
          <table:table-cell table:style-name="ABCAdministrativeBudget.A2" office:value-type="float" office:value="0">
            <text:p text:style-name="P71">Repairs &amp; Maintena<text:span text:style-name="T25">n</text:span>ce</text:p>
          </table:table-cell>
          <table:table-cell table:style-name="ABCAdministrativeBudget.B2" office:value-type="string">
            <text:p text:style-name="P71">R130 000</text:p>
          </table:table-cell>
        </table:table-row>
        <table:table-row>
          <table:table-cell table:style-name="ABCAdministrativeBudget.A2" office:value-type="float" office:value="0">
            <text:p text:style-name="P71">Managing agent fees</text:p>
          </table:table-cell>
          <table:table-cell table:style-name="ABCAdministrativeBudget.B3" office:value-type="string">
            <text:p text:style-name="P71">R<text:span text:style-name="T25">73</text:span> 000</text:p>
          </table:table-cell>
        </table:table-row>
        <table:table-row>
          <table:table-cell table:style-name="ABCAdministrativeBudget.A2" office:value-type="float" office:value="0">
            <text:p text:style-name="P71">Gardening <text:span text:style-name="T25">contract</text:span></text:p>
          </table:table-cell>
          <table:table-cell table:style-name="ABCAdministrativeBudget.B4" office:value-type="string">
            <text:p text:style-name="P71">R170 000</text:p>
          </table:table-cell>
        </table:table-row>
        <table:table-row>
          <table:table-cell table:style-name="ABCAdministrativeBudget.A2" office:value-type="float" office:value="0">
            <text:p text:style-name="P72">Utilities</text:p>
          </table:table-cell>
          <table:table-cell table:style-name="ABCAdministrativeBudget.B5" office:value-type="string">
            <text:p text:style-name="P72">R135 000</text:p>
          </table:table-cell>
        </table:table-row>
        <table:table-row>
          <table:table-cell table:style-name="ABCAdministrativeBudget.A2" office:value-type="float" office:value="0">
            <text:p text:style-name="P72">Legal fees</text:p>
          </table:table-cell>
          <table:table-cell table:style-name="ABCAdministrativeBudget.B6" office:value-type="string">
            <text:p text:style-name="P72">R6 000</text:p>
          </table:table-cell>
        </table:table-row>
        <table:table-row>
          <table:table-cell table:style-name="ABCAdministrativeBudget.A2" office:value-type="float" office:value="0">
            <text:p text:style-name="P72">Security</text:p>
          </table:table-cell>
          <table:table-cell table:style-name="ABCAdministrativeBudget.B7" office:value-type="string">
            <text:p text:style-name="P72">R170 000</text:p>
          </table:table-cell>
        </table:table-row>
        <table:table-row>
          <table:table-cell table:style-name="ABCAdministrativeBudget.A2" office:value-type="float" office:value="0">
            <text:p text:style-name="P72">Auditors' fees</text:p>
          </table:table-cell>
          <table:table-cell table:style-name="ABCAdministrativeBudget.B8" office:value-type="string">
            <text:p text:style-name="P72">R16 000</text:p>
          </table:table-cell>
        </table:table-row>
        <table:table-row>
          <table:table-cell table:style-name="ABCAdministrativeBudget.A2" office:value-type="float" office:value="0">
            <text:p text:style-name="P72">Insurance</text:p>
          </table:table-cell>
          <table:table-cell table:style-name="ABCAdministrativeBudget.B9" office:value-type="string">
            <text:p text:style-name="P72">R70 000</text:p>
          </table:table-cell>
        </table:table-row>
        <table:table-row>
          <table:table-cell table:style-name="ABCAdministrativeBudget.A2" office:value-type="float" office:value="0">
            <text:p text:style-name="P72">Gardener and Caretaker salaries</text:p>
          </table:table-cell>
          <table:table-cell table:style-name="ABCAdministrativeBudget.B10" office:value-type="string">
            <text:p text:style-name="P72">R190 000</text:p>
          </table:table-cell>
        </table:table-row>
        <table:table-row>
          <table:table-cell table:style-name="ABCAdministrativeBudget.A11" office:value-type="float" office:value="0">
            <text:p text:style-name="P72">Total</text:p>
          </table:table-cell>
          <table:table-cell table:style-name="ABCAdministrativeBudget.B11" office:value-type="string">
            <text:p text:style-name="P72">R960 000</text:p>
          </table:table-cell>
        </table:table-row>
      </table:table>
      <text:p text:style-name="P30"/>
      <text:p text:style-name="P31"><text:span text:style-name="T42">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2">We'll assume that ABC's reserve fund</text:span> <text:span text:style-name="T54">has </text:span>R550,000 <text:span text:style-name="T42">in it at the start of the year</text:span>.</text:p>
      <text:p text:style-name="P31">ABC's trustees now want to prepare a management budget. The data that they need are:</text:p>
      <text:list xml:id="list4937632159802358954" text:style-name="L6">
        <text:list-item>
          <text:p text:style-name="P104">The previous year's administrative costs (R900,000)</text:p>
        </text:list-item>
        <text:list-item text:start-value="1">
          <text:p text:style-name="P104">The current year's total administrative budge<text:span text:style-name="T39">t</text:span> (R960,000)</text:p>
        </text:list-item>
        <text:list-item>
          <text:p text:style-name="P104">The amount budgeted for Repairs &amp; Maintenance (R130,000)</text:p>
        </text:list-item>
        <text:list-item>
          <text:p text:style-name="P104"><text:soft-page-break/>The amount in the reserve fund at the start of the year (R550,000)</text:p>
        </text:list-item>
        <text:list-item>
          <text:p text:style-name="P104">An educated guess as to inflation (7%)</text:p>
        </text:list-item>
        <text:list-item>
          <text:p text:style-name="P104">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39">be repaired, maintained or replaced over</text:span> the next ten years (2018-2027):</text:p>
      <text:list xml:id="list6900047503686011681" text:style-name="L7">
        <text:list-item>
          <text:p text:style-name="P105">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8">The walls of the complex are repainted every seven years and the next job will be in 2020 (and another in 2027). They estimate that currently (in 2018 Rand terms), it w<text:span text:style-name="T39">ill</text:span> cost R750,000.</text:p>
        </text:list-item>
        <text:list-item>
          <text:p text:style-name="P98">The irrigation system will be 20 years old in 2025 and they believe it <text:span text:style-name="T54">will need</text:span> <text:span text:style-name="T54">to </text:span>be replaced <text:span text:style-name="T54">then</text:span>. An estimate of R80,000 in 2018 Rand term seems reasonable to them.</text:p>
        </text:list-item>
        <text:list-item>
          <text:p text:style-name="P98">ABC's caretaker tells them that the gutters and downpipes need replacing a<text:span text:style-name="T54">t a cost of</text:span> about R250,000. The trustees decide that maintenance work can be held over until 2021.</text:p>
        </text:list-item>
        <text:list-item>
          <text:p text:style-name="P98">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8">reserve fund</text:span> budget items in the “Ten Year Plan' worksheet.</text:p>
      <text:p text:style-name="P9"><draw:frame draw:style-name="fr2" draw:name="Image2" text:anchor-type="paragraph" svg:width="6.9252in" svg:height="1.2272in" draw:z-index="1"><draw:image xlink:href="Pictures/1000000000000305000000890E6FA59ABFE7D895.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2D39F4A7B9175355.png" xlink:type="simple" xlink:show="embed" xlink:actuate="onLoad"/></draw:frame></text:p>
      <text:p text:style-name="P10">So, for example, it's estimated that repainting the woodwork in 2026 will cos<text:span text:style-name="T40">t</text:span> R481,000 and the 2020 paint job <text:span text:style-name="T54">will</text:span> cost R859,000 <text:span text:style-name="T42">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B6A20CC4382C90E9.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2">initial </text:span>assumption that over the next ten years, the budget should <text:span text:style-name="T54">not increase in real terms (i.e. the annual </text:span><text:span text:style-name="T7">real</text:span><text:span text:style-name="T54"> increase should be 0%)</text:span>. <text:span text:style-name="T42">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32C3E9CF41DE282E.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9">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2">throwing</text:span> more and more money into the reserve fund. Looking at the column for 2027, we see that the spreadsheet (with <text:span text:style-name="T54">absurd</text:span> precision) predicts that by 2027 the amount in the reserve fund will be sufficient to cover 39.5 months (more than three years) of operating costs. </text:p>
      <text:p text:style-name="P14"><text:span text:style-name="T39">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4">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7534DA5EAE680BB1.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86F7C05CCB4E3FB3.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9">an ideal value</text:span>. By increasing levies by only <text:span text:style-name="T37">a nominal </text:span>17%, the amount in the reserve fund <text:span text:style-name="T54">at the end of the year</text:span> will still be less than <text:span text:style-name="T39">an</text:span> ideal value <text:span text:style-name="T37">by 41.6%</text:span>. <text:span text:style-name="T37">If the trustees had hiked levies by 51.2% the BC would have had the recommended amount in the reserve fund by the close of the financial year. </text:span></text:p>
      <text:p text:style-name="P35">Section 22(2) of the STSMR <text:span text:style-name="T57">Management Rules </text:span>has a simpl<text:span text:style-name="T37">e </text:span>formula for calculating how much should be contributed <text:span text:style-name="T26">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5280187337844130988" text:style-name="L8">
        <text:list-item>
          <text:p text:style-name="P106"><text:soft-page-break/>They contribute at least the minimum amounts to the reserve fund required by Section 2 of the STSMR and</text:p>
        </text:list-item>
        <text:list-item>
          <text:p text:style-name="P106">They inform the BC when presenting the budget that there will be future levy increases above the inflation rate <text:span text:style-name="T39">and have a plausible plan to get into compliance in a reasonable number of years</text:span></text:p>
        </text:list-item>
      </text:list>
      <text:p text:style-name="P37">Section 22(4) of the STSMR <text:span text:style-name="T57">Management Rules </text:span>requires <text:span text:style-name="T59">that</text:span></text:p>
      <text:p text:style-name="P67">“The trustees must report the extent to which the approved maintenance, repair and replacement plan has been implemented to each annual general meeting.”</text:p>
      <text:p text:style-name="P69"/>
      <text:p text:style-name="P69">It would seem that the trustees could legitimately explain that a BC will need to have <text:span text:style-name="T54">future </text:span>levy (and budget) increases above inflation to implement the “approved maintenance, repair and replacement plan.” <text:span text:style-name="T27">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9">That concludes Example 1 which had a somewhat simplistic maintenance plan with only five items. The second example is more detailed <text:span text:style-name="T42">(it contains six items)</text:span>.</text:p>
      <text:p text:style-name="P69"/>
      <text:h text:style-name="P141" text:outline-level="2">Example 2: The Zenith Body Corporate</text:h>
      <text:p text:style-name="P37">T<text:span text:style-name="T30">he financial state of the Zenith Body Corporate is identical to that of the Acme Body Corporate and is captured in the </text:span><text:span text:style-name="T4">example2.ods </text:span><text:span text:style-name="T13">spreadsheet.</text:span></text:p>
      <text:h text:style-name="P142" text:outline-level="3">Drawing up a Ten Year Plan</text:h>
      <text:p text:style-name="P38">The trustees of ZBC look at the STSMR and see that the STSMR breaks down “major capital items” into eleven categories:</text:p>
      <text:list xml:id="list5472423504906071903" text:style-name="L9">
        <text:list-item>
          <text:p text:style-name="P107">Wiring, lighting and electrical systems</text:p>
        </text:list-item>
        <text:list-item>
          <text:p text:style-name="P107">Plumbing, drainage and storm-water systems</text:p>
        </text:list-item>
        <text:list-item>
          <text:p text:style-name="P107">Interior and exterior painting and waterproofing</text:p>
        </text:list-item>
        <text:list-item>
          <text:p text:style-name="P107">Parking facilities, roadways and paved areas</text:p>
        </text:list-item>
        <text:list-item>
          <text:p text:style-name="P107">Security systems and facilities</text:p>
        </text:list-item>
        <text:list-item>
          <text:p text:style-name="P107">Community and recreational facilities</text:p>
        </text:list-item>
        <text:list-item>
          <text:p text:style-name="P107">Communication and service supply systems</text:p>
        </text:list-item>
        <text:list-item>
          <text:p text:style-name="P107">Lifts</text:p>
        </text:list-item>
        <text:list-item>
          <text:p text:style-name="P107">Carpeting and furnishings</text:p>
        </text:list-item>
        <text:list-item>
          <text:p text:style-name="P107">Roofing</text:p>
        </text:list-item>
        <text:list-item>
          <text:p text:style-name="P108">Heating and cooling facilities</text:p>
        </text:list-item>
      </text:list>
      <text:p text:style-name="P39"/>
      <text:p text:style-name="P40">Like the trustees of the Acme Body Corporate, ZBC's trustees identify that the complex needs to be repainted every few years <text:span text:style-name="T54">and</text:span> that the gutters, electric fence and irrigation system need to be replaced. As they go down the <text:span text:style-name="T54">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4">in 2009 </text:span>at a cost of R26,000. <text:span text:style-name="T44">P</text:span>ool resurfacing typically lasts about ten years <text:span text:style-name="T44">and</text:span> the <text:span text:style-name="T44">trustees</text:span> decide that they should assume that the pool may need to be resurfaced in 2019. Since nine years have elapsed since the last re<text:span text:style-name="T54">s</text:span>urfacing, the<text:span text:style-name="T44">y</text:span> calculate that the cost of resurfacing it now <text:span text:style-name="T44">(in 2018) </text:span>would come to R26000 x (1.07)<text:span text:style-name="T32">9</text:span><text:span text:style-name="T34">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B4FC8313EB902C1.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1">zero</text:span>. <text:span text:style-name="T41">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4">ant</text:span> points of the budget <text:span text:style-name="T44">for the immediate year </text:span>are summarized <text:span text:style-name="T44">with</text:span> levies going by 20% and the shortfall in the reserves <text:span text:style-name="T44">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7278CF3A2F9D8ED9.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9131924982757530769" text:style-name="L10">
        <text:list-item>
          <text:p text:style-name="P99">What happens if the pool resurfacing needs to take place in 2018 instead of 2019?</text:p>
        </text:list-item>
        <text:list-item>
          <text:p text:style-name="P100">How much can they reduce the levies by if the pool resurfacing is never needed?</text:p>
        </text:list-item>
        <text:list-item>
          <text:p text:style-name="P99">What happens if the paint job in 2020 costs R1 million instead of R860,000?</text:p>
        </text:list-item>
        <text:list-item>
          <text:p text:style-name="P99">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1"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7">Hopefully this spreadsheet will take some of the pain out of complying with the STSMR. <text:span text:style-name="T43">The </text:span><text:span text:style-name="T6">ReserveFundBudget.ods</text:span><text:span text:style-name="T43">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7318526548639752865" text:style-name="L11">
        <text:list-item>
          <text:p text:style-name="P109">The total Administrative budget</text:p>
        </text:list-item>
        <text:list-item>
          <text:p text:style-name="P109">The Repairs &amp; Maintenance line item on the Administrative budget.</text:p>
        </text:list-item>
      </text:list>
      <text:p text:style-name="P62">Preparing an Administrative budget should have been something that your BC has been doing annually for years. <text:span text:style-name="T61">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R checklist.</text:p>
      <text:p text:style-name="P59"/>
      <text:p text:style-name="P59"><text:span text:style-name="T60">Finally</text:span>, it's important <text:span text:style-name="T60">to prepare a new</text:span> Reserve Fund budget <text:span text:style-name="T3">e</text:span><text:span text:style-name="T8">very</text:span><text:span text:style-name="T3"> year</text:span> even though the budget plans for ten years. <text:span text:style-name="T60">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3">this spreadsheet useful</text:span>, please let us know by emailing <text:a xlink:type="simple" xlink:href="mailto:trustees@brittanytokaivillas.com" text:style-name="Internet_20_link" text:visited-style-name="Visited_20_Internet_20_Link"><text:span text:style-name="T24">trustees@brittanytokaivillas.com</text:span></text:a></text:p>
      <text:p text:style-name="P27"/>
      <text:h text:style-name="P132" text:outline-level="1">Appendix 1: Creating an Administrative Budget</text:h>
      <text:p text:style-name="P63">This Appendix uses the Administrative <text:span text:style-name="T62">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Administrative <text:span text:style-name="T62">b</text:span>udget using the example spreadsheet.</text:p>
      <text:h text:style-name="P137" text:outline-level="2">Step 1: Capture the Previous Year's (Administrative) Expenses</text:h>
      <text:p text:style-name="P64">The Trustees of a Body Corporate have to present (Audited) Financial Statements at every AGM. These financial statements serve as a useful starting point when preparing the following year's Administrative budget. The figure below captures some of the detail. Note that the preparation of the budget may start before the Financial S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5EA8E6B9219DB757.png" xlink:type="simple" xlink:show="embed" xlink:actuate="onLoad"/></draw:frame></text:p>
      <text:h text:style-name="P138" text:outline-level="2">Step 2: Do the Budgeting</text:h>
      <text:p text:style-name="P64">The next thing is to make an assumption as to what the rate of inflation for the expenses of the Body Corporate. In this example, we've assumed that it's 7% and the “Budget Planner” worksheet simply takes the previous year's figures and applies the default rate of inflation.</text:p>
      <text:p text:style-name="P64"><draw:frame draw:style-name="fr3"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8016137205352932075" text:style-name="L12">
        <text:list-item>
          <text:p text:style-name="P110">For repairs and maintenance items, they round the figures to the nearest R500</text:p>
        </text:list-item>
        <text:list-item>
          <text:p text:style-name="P110">In the case of security, they know that there have been above inflation increases in the minimum wage applicable to the security industry so they adopt a figure larger than a naive increase based on inflation</text:p>
        </text:list-item>
        <text:list-item>
          <text:p text:style-name="P111">They assume that the price of water will go up dramatically based on a recent drought</text:p>
        </text:list-item>
      </text:list>
      <text:p text:style-name="P65"/>
      <text:p text:style-name="P65">Some of the detail from the final A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90">For preparing the Reserve Fund budget, they need to know:</text:p>
      <text:list xml:id="list2637459108675952521" text:style-name="L13">
        <text:list-item>
          <text:p text:style-name="P112">The total Administrative Budget </text:p>
        </text:list-item>
        <text:list-item>
          <text:p text:style-name="P112">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6614440D47EFB93C.png" xlink:type="simple" xlink:show="embed" xlink:actuate="onLoad"/></draw:frame></text:p>
      <text:p text:style-name="P65">The Trustees can now prepare a Reserve Fund budget based on the following amounts</text:p>
      <text:list xml:id="list6197285291331193139" text:style-name="L14">
        <text:list-item>
          <text:p text:style-name="P113">Total Administrative budget = R960,000</text:p>
        </text:list-item>
        <text:list-item>
          <text:p text:style-name="P113">Budgeted amount for Repairs &amp; Maintenance = R130,000</text:p>
        </text:list-item>
      </text:list>
      <text:h text:style-name="P133" text:outline-level="1">Appendix <text:span text:style-name="T61">2</text:span>: Assumptions of the Spreadsheet Modelling</text:h>
      <text:p text:style-name="P51">This appendix is for informational purposes - read it only if you <text:span text:style-name="T52">want know how the spreadsheet calculates things or are sceptical that the calculations are even sane let alone useful.</text:span></text:p>
      <text:p text:style-name="P48">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5292000866090170352" text:style-name="L15">
        <text:list-item>
          <text:p text:style-name="P114">High interest rates and inflation rates adversely affect the accuracy of projections</text:p>
        </text:list-item>
        <text:list-item>
          <text:p text:style-name="P115">Legislative changes may make projections difficult. For example, if some maintenance work is labour-intensive and wages in the sector are increased significantly, the initial projections will be inaccurate</text:p>
        </text:list-item>
        <text:list-item>
          <text:p text:style-name="P116">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5">the projected administrative costs, </text:span>the projected cost of maintenance work, the final reserves at the end of a financial year and how much should be in the reserve fund at the start of a year.</text:p>
      <text:p text:style-name="P50"/>
      <text:h text:style-name="P139"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4">20</text:span>18 to R1,027,200 in 20<text:span text:style-name="T54">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4099075620629004176" text:style-name="L16">
        <text:list-item>
          <text:p text:style-name="P117">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1">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4">might</text:span> be out by 33%.</text:p>
        </text:list-item>
      </text:list>
      <text:p text:style-name="P21">The calculation of the Repairs &amp; Maintenance projections is done in the same way as for the total administrative budget.</text:p>
      <text:h text:style-name="P140"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1">2</text:span><text:span text:style-name="T33"> = R858,675</text:span></text:p>
      <text:p text:style-name="P53"><text:span text:style-name="T33">R750,000 x (1.07)</text:span><text:span text:style-name="T31">9</text:span><text:span text:style-name="T33"> = R1,378,844</text:span></text:p>
      <text:p text:style-name="P54"><text:span text:style-name="T33">If you look at the </text:span><text:span text:style-name="T35">example1</text:span><text:span text:style-name="T33"> and </text:span><text:span text:style-name="T35">example2</text:span><text:span text:style-name="T33"> spreadsheets, you'll see that those are the estimates in the spreadsheet. There are a couple of minor problems with this:</text:span></text:p>
      <text:list xml:id="list5989076403385665779" text:style-name="L17">
        <text:list-item>
          <text:p text:style-name="P118">The estimate of inflation is imprecise and the general rate of inflation might not be applicable to the activity</text:p>
        </text:list-item>
        <text:list-item>
          <text:p text:style-name="P119"><text:span text:style-name="T33">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6">current </text:span><text:span text:style-name="T33">estimate by (1.07)</text:span><text:span text:style-name="T31">0.5</text:span><text:span text:style-name="T33">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0" text:outline-level="2">Projecting Final Reserves</text:h>
      <text:p text:style-name="P55">The spreadsheet estimates the amount in the reserve fund at the end of each financial year (which is the same as the estimate for the initial reserves at the start of the <text:span text:style-name="T63">next</text:span> financial year). <text:s/>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5.2709in" svg:height="2.698in" draw:z-index="17"><draw:image xlink:href="Pictures/10000000000001FA0000010379A6115D812F1EB2.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8579674690189232184" text:style-name="L18">
        <text:list-item>
          <text:p text:style-name="P120">The calculation is valid only if interest is calculated and compounded annually. If interest is calculated monthly, the actual interest earned on a positive balance would be greater</text:p>
        </text:list-item>
        <text:list-item>
          <text:p text:style-name="P120">Interest rates may vary depending on the amount in the reserve fund.</text:p>
        </text:list-item>
        <text:list-item>
          <text:p text:style-name="P120">The interest earned is a function of when <text:span text:style-name="T46">in the year </text:span>spending happens.</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2">That's n</text:span>ot a big difference.</text:p>
      <text:h text:style-name="P140" text:outline-level="2"><text:soft-page-break/><text:span text:style-name="T53">C</text:span>alculating <text:span text:style-name="T52">The </text:span>Re<text:span text:style-name="T53">commended R</text:span>eserve Fund <text:span text:style-name="T52">Contribution </text:span></text:h>
      <text:p text:style-name="P58">Section 22 <text:span text:style-name="T57">of the Management Rules (Annexure 1) of the STSMR </text:span>has <text:span text:style-name="T52">a </text:span>formula for calculating how much must be paid into the Reserve Fund for each item on the ten year maintenance planning:</text:p>
      <text:p text:style-name="P68">The annual contribution to the reserve fund for the maintenance, repair or replacement of each of the major capital items must be determined according to the following formula: [(estimated cost minus past contribution) divided by expected life]</text:p>
      <text:p text:style-name="P70">There are three <text:span text:style-name="T52">(hopefully minor) problems</text:span> with this:</text:p>
      <text:list xml:id="list2326245767176494109" text:style-name="L19">
        <text:list-item>
          <text:p text:style-name="P121">“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1">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7">than assuming that the cost should use the nominal value of the work using an estimate of inflation.</text:span></text:p>
        </text:list-item>
        <text:list-item>
          <text:p text:style-name="P122">“<text:span text:style-name="T47">Past contribution” is a particularly difficult term to understand unless a BC has kept a meticulous record of the amount contributed in each preceding year towards a particular capital item. We assume that a BC knows only the </text:span><text:span text:style-name="T49">total</text:span><text:span text:style-name="T50">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79"/>
      <text:p text:style-name="P80">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3020872872036183246" text:style-name="L20">
        <text:list-item>
          <text:p text:style-name="P123">An expense of R70,000 in the current financial year</text:p>
        </text:list-item>
        <text:list-item>
          <text:p text:style-name="P123">An expense of R300,000 in the next financial year</text:p>
        </text:list-item>
      </text:list>
      <text:p text:style-name="P86"><draw:frame draw:style-name="fr3" draw:name="Image19" text:anchor-type="paragraph" svg:width="6.9252in" svg:height="0.5744in" draw:z-index="18"><draw:image xlink:href="Pictures/10000000000003F400000054CFF8AA11A041EDC9.png" xlink:type="simple" xlink:show="embed" xlink:actuate="onLoad"/></draw:frame></text:p>
      <text:p text:style-name="P86">Both of these items should have appeared in ten year plans in the past:</text:p>
      <text:list xml:id="list7558138125826724173" text:style-name="L21">
        <text:list-item>
          <text:p text:style-name="P124">The first item should have been in the previous 9 plans, so we should have collected money to cover 90% of the cost already</text:p>
        </text:list-item>
        <text:list-item>
          <text:p text:style-name="P124">The second item should have appeared in 8 previous plans, so the reserve should already contain 80% of the money needed for this capital item. </text:p>
        </text:list-item>
      </text:list>
      <text:p text:style-name="P81"><text:soft-page-break/></text:p>
      <text:p text:style-name="P82">So, <text:span text:style-name="T52">ideally,</text:span> the amount in the reserve fund should be <text:span text:style-name="T52">at least</text:span></text:p>
      <text:p text:style-name="P83">90% x R70,000 + 80% x R300,000</text:p>
      <text:p text:style-name="P83">= R63,000 + R240,000 = R303,000</text:p>
      <text:p text:style-name="P84">Now suppose that we have only R100,000 in the reserve fund, i.e. we have only <text:span text:style-name="T48">0.33 </text:span>of the required amount.</text:p>
      <text:p text:style-name="P84"/>
      <text:p text:style-name="P84"><text:span text:style-name="T52">Using the factor 0.33, we</text:span> <text:span text:style-name="T52">calculate</text:span> that instead of having contributed R63,000 towards the electric fence, only</text:p>
      <text:p text:style-name="P83">0.33 x R63,000 = R20,792</text:p>
      <text:p text:style-name="P84">has been contributed.</text:p>
      <text:p text:style-name="P84"/>
      <text:p text:style-name="P84">Similarly instead of having contributed R240,000 towards the paint job, we have only contributed</text:p>
      <text:p text:style-name="P83">0.33 x R240,000 = R79,208</text:p>
      <text:p text:style-name="P84">for this capital item <text:span text:style-name="T52">in</text:span> the reserve fund.</text:p>
      <text:p text:style-name="P84"/>
      <text:p text:style-name="P84">Now, using the formula from the STSMR, we need to calculate how much should ideally be contributed in this financial year for each of these two items. For the first item we must contribute</text:p>
      <text:p text:style-name="P83"><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1">49,208</text:span></text:p>
      <text:p text:style-name="P84">where the '1' in the denominator above reflects the fact that we have only 1 year in which to collect the money for the cost <text:span text:style-name="T52">to </text:span>be incurred <text:span text:style-name="T52">(i</text:span>n the unusual wording of the STSMR, the “expected life” is 1 year.<text:span text:style-name="T52">)</text:span></text:p>
      <text:p text:style-name="P84"/>
      <text:p text:style-name="P84">Similarly we calculate that we should collect</text:p>
      <text:p text:style-name="P83"><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1">R110,396</text:span></text:p>
      <text:p text:style-name="P85">in the current financial year towards the painting. <text:span text:style-name="T54">T</text:span>he factor '2' <text:span text:style-name="T54">in the denominator</text:span> arises from the fact that we can contribute towards the reserve fund over two years to pay for this painting.</text:p>
      <text:p text:style-name="P85">So the total <text:s/>contributions that we must ideally collect in the current financial year is R110,396 + R49,208 = R159,604.</text:p>
      <text:p text:style-name="P85"/>
      <text:p text:style-name="P85"><text:soft-page-break/>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7"/>
      <text:p text:style-name="P87"><draw:frame draw:style-name="fr4" draw:name="Image20" text:anchor-type="paragraph" svg:width="4.6457in" svg:height="1.2398in" draw:z-index="21"><draw:image xlink:href="Pictures/10000000000001BE0000007744E2623D344EE14C.png" xlink:type="simple" xlink:show="embed" xlink:actuate="onLoad"/></draw:frame></text:p>
      <text:p text:style-name="P87"/>
      <text:p text:style-name="P87"/>
      <text:p text:style-name="P87"/>
      <text:p text:style-name="P87"/>
      <text:p text:style-name="P88">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8"/>
      <text:p text:style-name="P88">If you read <text:span text:style-name="T55">all the way </text:span>to the end of this user guide:</text:p>
      <text:p text:style-name="P89">Congratulations. </text:p>
      <text:p text:style-name="P89"/>
      <text:h text:style-name="P134"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6">Version</text:p>
          </table:table-cell>
          <table:table-cell table:style-name="RevisionHistory.B1" office:value-type="float" office:value="0">
            <text:p text:style-name="P76">Date</text:p>
          </table:table-cell>
          <table:table-cell table:style-name="RevisionHistory.C1" office:value-type="float" office:value="0">
            <text:p text:style-name="P76">Changes</text:p>
          </table:table-cell>
        </table:table-row>
        <table:table-row>
          <table:table-cell table:style-name="RevisionHistory.A2" office:value-type="float" office:value="0">
            <text:p text:style-name="P74">1.0.0</text:p>
          </table:table-cell>
          <table:table-cell table:style-name="RevisionHistory.B2" office:value-type="string">
            <text:p text:style-name="P74">April 2017</text:p>
          </table:table-cell>
          <table:table-cell table:style-name="RevisionHistory.C2">
            <text:p text:style-name="P73"/>
          </table:table-cell>
        </table:table-row>
        <table:table-row>
          <table:table-cell table:style-name="RevisionHistory.A2" office:value-type="float" office:value="0">
            <text:p text:style-name="P74">1.1.0</text:p>
          </table:table-cell>
          <table:table-cell table:style-name="RevisionHistory.B3" office:value-type="string">
            <text:p text:style-name="P74"><text:span text:style-name="T61">1 </text:span>May 2017</text:p>
          </table:table-cell>
          <table:table-cell table:style-name="RevisionHistory.C3" office:value-type="string">
            <text:p text:style-name="P74">Budget summary displays percentage of the total budget that goes into the reserve fund.</text:p>
          </table:table-cell>
        </table:table-row>
        <table:table-row>
          <table:table-cell table:style-name="RevisionHistory.A4" office:value-type="float" office:value="0">
            <text:p text:style-name="P75">1.2.0</text:p>
          </table:table-cell>
          <table:table-cell table:style-name="RevisionHistory.B4" office:value-type="string">
            <text:p text:style-name="P75">8 May 2017</text:p>
          </table:table-cell>
          <table:table-cell table:style-name="RevisionHistory.C4" office:value-type="string">
            <text:p text:style-name="P75">Added an appendix on preparing an Administrative budget.</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6-05T12:05:48.346925653</dc:date>
    <meta:editing-duration>PT11H38M57S</meta:editing-duration>
    <meta:editing-cycles>53</meta:editing-cycles>
    <meta:generator>LibreOffice/5.0.6.2$Linux_X86_64 LibreOffice_project/00$Build-2</meta:generator>
    <meta:document-statistic meta:table-count="2" meta:image-count="24" meta:object-count="2" meta:page-count="27" meta:paragraph-count="247" meta:word-count="6737" meta:character-count="39586" meta:non-whitespace-character-count="33134"/>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